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ac2" officeooo:paragraph-rsid="00191ac2"/>
    </style:style>
    <style:style style:name="P2" style:family="paragraph" style:parent-style-name="Standard">
      <style:text-properties officeooo:rsid="001bdc0f" officeooo:paragraph-rsid="001bdc0f"/>
    </style:style>
    <style:style style:name="P3" style:family="paragraph" style:parent-style-name="Standard">
      <style:text-properties officeooo:rsid="001ce9bb" officeooo:paragraph-rsid="001ce9bb"/>
    </style:style>
    <style:style style:name="P4" style:family="paragraph" style:parent-style-name="Standard">
      <style:text-properties officeooo:rsid="001d6e39" officeooo:paragraph-rsid="001d6e39"/>
    </style:style>
    <style:style style:name="P5" style:family="paragraph" style:parent-style-name="Standard">
      <style:text-properties officeooo:rsid="001edec8" officeooo:paragraph-rsid="001edec8"/>
    </style:style>
    <style:style style:name="P6" style:family="paragraph" style:parent-style-name="Standard">
      <style:text-properties officeooo:rsid="0020aa98" officeooo:paragraph-rsid="0020aa98"/>
    </style:style>
    <style:style style:name="P7" style:family="paragraph" style:parent-style-name="Standard">
      <style:text-properties officeooo:paragraph-rsid="0020aa98"/>
    </style:style>
    <style:style style:name="P8" style:family="paragraph" style:parent-style-name="Standard">
      <style:text-properties officeooo:rsid="00224c71" officeooo:paragraph-rsid="00224c71"/>
    </style:style>
    <style:style style:name="P9" style:family="paragraph" style:parent-style-name="Standard">
      <style:text-properties officeooo:paragraph-rsid="00241e01"/>
    </style:style>
    <style:style style:name="P10" style:family="paragraph" style:parent-style-name="Standard">
      <style:text-properties officeooo:rsid="0026cde8" officeooo:paragraph-rsid="0026cde8"/>
    </style:style>
    <style:style style:name="P11" style:family="paragraph" style:parent-style-name="Standard">
      <style:text-properties officeooo:rsid="002707f3" officeooo:paragraph-rsid="002707f3"/>
    </style:style>
    <style:style style:name="P12" style:family="paragraph" style:parent-style-name="Standard">
      <style:text-properties officeooo:rsid="0029ca2d" officeooo:paragraph-rsid="0029ca2d"/>
    </style:style>
    <style:style style:name="P13" style:family="paragraph" style:parent-style-name="Standard">
      <style:text-properties officeooo:rsid="002c009c" officeooo:paragraph-rsid="002c009c"/>
    </style:style>
    <style:style style:name="P14" style:family="paragraph" style:parent-style-name="Standard">
      <style:text-properties officeooo:paragraph-rsid="00306669"/>
    </style:style>
    <style:style style:name="P15" style:family="paragraph" style:parent-style-name="Standard">
      <style:text-properties officeooo:rsid="0031c01d" officeooo:paragraph-rsid="0031c01d"/>
    </style:style>
    <style:style style:name="P16" style:family="paragraph" style:parent-style-name="Standard">
      <style:text-properties officeooo:rsid="0033071f" officeooo:paragraph-rsid="0033071f"/>
    </style:style>
    <style:style style:name="P17" style:family="paragraph" style:parent-style-name="Standard">
      <style:text-properties officeooo:rsid="00353a26" officeooo:paragraph-rsid="00353a26"/>
    </style:style>
    <style:style style:name="P18" style:family="paragraph" style:parent-style-name="Standard">
      <style:text-properties officeooo:rsid="0036d5b7" officeooo:paragraph-rsid="0036d5b7"/>
    </style:style>
    <style:style style:name="P19" style:family="paragraph" style:parent-style-name="Standard">
      <style:text-properties officeooo:rsid="00386bd6" officeooo:paragraph-rsid="00386bd6"/>
    </style:style>
    <style:style style:name="P20" style:family="paragraph" style:parent-style-name="Standard">
      <style:text-properties officeooo:rsid="003a612f" officeooo:paragraph-rsid="003a612f"/>
    </style:style>
    <style:style style:name="P21" style:family="paragraph" style:parent-style-name="Standard">
      <style:text-properties officeooo:rsid="003bcb56" officeooo:paragraph-rsid="003bcb56"/>
    </style:style>
    <style:style style:name="P22" style:family="paragraph" style:parent-style-name="Standard">
      <style:text-properties officeooo:rsid="003ecb26" officeooo:paragraph-rsid="003ecb26"/>
    </style:style>
    <style:style style:name="P23" style:family="paragraph" style:parent-style-name="Standard">
      <style:text-properties officeooo:rsid="003ecb26" officeooo:paragraph-rsid="00400127"/>
    </style:style>
    <style:style style:name="P24" style:family="paragraph" style:parent-style-name="Standard">
      <style:text-properties officeooo:rsid="0041061e" officeooo:paragraph-rsid="0041061e"/>
    </style:style>
    <style:style style:name="P25" style:family="paragraph" style:parent-style-name="Standard">
      <style:text-properties officeooo:rsid="00428fc0" officeooo:paragraph-rsid="00428fc0"/>
    </style:style>
    <style:style style:name="P26" style:family="paragraph" style:parent-style-name="Standard">
      <style:text-properties officeooo:rsid="0045a08a" officeooo:paragraph-rsid="0045a08a"/>
    </style:style>
    <style:style style:name="P27" style:family="paragraph" style:parent-style-name="Standard">
      <style:text-properties officeooo:rsid="001ce9bb" officeooo:paragraph-rsid="001ce9bb"/>
    </style:style>
    <style:style style:name="P28" style:family="paragraph" style:parent-style-name="Standard">
      <style:text-properties officeooo:rsid="0046d301" officeooo:paragraph-rsid="0046d301"/>
    </style:style>
    <style:style style:name="T1" style:family="text">
      <style:text-properties officeooo:rsid="001d6e39"/>
    </style:style>
    <style:style style:name="T2" style:family="text">
      <style:text-properties officeooo:rsid="001e2d44"/>
    </style:style>
    <style:style style:name="T3" style:family="text">
      <style:text-properties officeooo:rsid="001edec8"/>
    </style:style>
    <style:style style:name="T4" style:family="text">
      <style:text-properties officeooo:rsid="0020aa98"/>
    </style:style>
    <style:style style:name="T5" style:family="text">
      <style:text-properties officeooo:rsid="00224c71"/>
    </style:style>
    <style:style style:name="T6" style:family="text">
      <style:text-properties officeooo:rsid="00241e01"/>
    </style:style>
    <style:style style:name="T7" style:family="text">
      <style:text-properties officeooo:rsid="002429b2"/>
    </style:style>
    <style:style style:name="T8" style:family="text">
      <style:text-properties officeooo:rsid="0025c779"/>
    </style:style>
    <style:style style:name="T9" style:family="text">
      <style:text-properties officeooo:rsid="00288680"/>
    </style:style>
    <style:style style:name="T10" style:family="text">
      <style:text-properties officeooo:rsid="0029ca2d"/>
    </style:style>
    <style:style style:name="T11" style:family="text">
      <style:text-properties officeooo:rsid="002a1a3d"/>
    </style:style>
    <style:style style:name="T12" style:family="text">
      <style:text-properties officeooo:rsid="002a4cfb"/>
    </style:style>
    <style:style style:name="T13" style:family="text">
      <style:text-properties officeooo:rsid="002c009c"/>
    </style:style>
    <style:style style:name="T14" style:family="text">
      <style:text-properties officeooo:rsid="002cea52"/>
    </style:style>
    <style:style style:name="T15" style:family="text">
      <style:text-properties officeooo:rsid="002e62f4"/>
    </style:style>
    <style:style style:name="T16" style:family="text">
      <style:text-properties officeooo:rsid="00306669"/>
    </style:style>
    <style:style style:name="T17" style:family="text">
      <style:text-properties officeooo:rsid="00315f2f"/>
    </style:style>
    <style:style style:name="T18" style:family="text">
      <style:text-properties officeooo:rsid="0031c01d"/>
    </style:style>
    <style:style style:name="T19" style:family="text">
      <style:text-properties officeooo:rsid="0033c42a"/>
    </style:style>
    <style:style style:name="T20" style:family="text">
      <style:text-properties officeooo:rsid="00353a26"/>
    </style:style>
    <style:style style:name="T21" style:family="text">
      <style:text-properties officeooo:rsid="0036d5b7"/>
    </style:style>
    <style:style style:name="T22" style:family="text">
      <style:text-properties officeooo:rsid="00386bd6"/>
    </style:style>
    <style:style style:name="T23" style:family="text">
      <style:text-properties officeooo:rsid="003ba404"/>
    </style:style>
    <style:style style:name="T24" style:family="text">
      <style:text-properties officeooo:rsid="003d0861"/>
    </style:style>
    <style:style style:name="T25" style:family="text">
      <style:text-properties officeooo:rsid="003ecb26"/>
    </style:style>
    <style:style style:name="T26" style:family="text">
      <style:text-properties officeooo:rsid="00428fc0"/>
    </style:style>
    <style:style style:name="T27" style:family="text">
      <style:text-properties officeooo:rsid="00441736"/>
    </style:style>
    <style:style style:name="T28" style:family="text">
      <style:text-properties officeooo:rsid="0045a08a"/>
    </style:style>
    <style:style style:name="T29" style:family="text">
      <style:text-properties officeooo:rsid="0046d3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s: 16 / 15 / 14 / 12 / 10 / 7</text:p>
      <text:p text:style-name="P2">Human:</text:p>
      <text:p text:style-name="P2"><text:tab/>17 / 16 / 15 / 13 / 11 / 8</text:p>
      <text:p text:style-name="P2"><text:tab/>+3 / +3 / +2 / +1 / 0 / -1</text:p>
      <text:p text:style-name="P2">1st lvl feat:<text:tab/>Shadow Touched <text:tab/>(WIS)</text:p>
      <text:p text:style-name="P2">4th lvl feat:<text:tab/>Skill Expert<text:tab/><text:tab/>(WIS)</text:p>
      <text:p text:style-name="P2">8th lvl feat:<text:tab/>Chef<text:tab/><text:tab/><text:tab/>(WIS)</text:p>
      <text:p text:style-name="P2">12th lvl attrib:<text:tab/>DEX</text:p>
      <text:p text:style-name="P2">16th lvl attrib: DEX</text:p>
      <text:p text:style-name="P2">End attributes:</text:p>
      <text:p text:style-name="P2"><text:tab/>13 <text:tab/>/ 20 <text:tab/>/ 15 <text:tab/>/ 11<text:tab/>/ 20<text:tab/>/ 8</text:p>
      <text:p text:style-name="P2"><text:tab/>STR<text:tab/>/ DEX<text:tab/>/ CON<text:tab/>/ INT<text:tab/>/ WIS<text:tab/>/ CHA</text:p>
      <text:p text:style-name="P2"/>
      <text:p text:style-name="P2">Chef ( CON/WIS )</text:p>
      <text:p text:style-name="P2">Fey Touched ( INT/WIS/CHA )</text:p>
      <text:p text:style-name="P2">Gift of the Gem Dragon ( INT/WIS/CHA )</text:p>
      <text:p text:style-name="P2">Lucky</text:p>
      <text:p text:style-name="P2">Skill Expert ( Any )</text:p>
      <text:p text:style-name="P2">Mobile </text:p>
      <text:p text:style-name="P2">Resilient ( Any )</text:p>
      <text:p text:style-name="P2">Sentinel </text:p>
      <text:p text:style-name="P2">Shadow Touched ( INT/WIS/CHA )</text:p>
      <text:p text:style-name="P2"/>
      <text:p text:style-name="P3">Nice abilities (<text:span text:style-name="T1">1-</text:span>6 lvl):</text:p>
      <text:p text:style-name="P3">Artificer<text:span text:style-name="T4"> (3rd)</text:span>:</text:p>
      <text:p text:style-name="P4"><text:tab/>Infusions(Items: -22223, Known: -44446)<text:span text:style-name="T2"><text:tab/><text:tab/><text:tab/>GREAT</text:span></text:p>
      <text:p text:style-name="P4"><text:tab/><text:tab/><text:span text:style-name="T2">Alchemist (Can create nice potions</text:span><text:span text:style-name="T3">)<text:tab/><text:tab/><text:tab/>NICE</text:span></text:p>
      <text:p text:style-name="P5"><text:tab/><text:tab/>Armorer (Iron man)<text:tab/><text:tab/><text:tab/><text:tab/><text:tab/>NICE<text:span text:style-name="T4">+</text:span></text:p>
      <text:p text:style-name="P3">Barbarian<text:span text:style-name="T4"> (3rd)</text:span>:</text:p>
      <text:p text:style-name="P5"><text:tab/><text:span text:style-name="T4">Rage(223334)</text:span><text:span text:style-name="T5"><text:tab/><text:tab/><text:tab/><text:tab/><text:tab/><text:tab/><text:tab/>NICE-</text:span></text:p>
      <text:p text:style-name="P6"><text:tab/>AC = 10 + DEX + CON (No armor)<text:span text:style-name="T5"><text:tab/><text:tab/><text:tab/><text:tab/>MEH</text:span></text:p>
      <text:p text:style-name="P8"><text:tab/>5th - Extra attack +10 ft speed<text:tab/><text:tab/><text:tab/><text:tab/>NICE+</text:p>
      <text:p text:style-name="P7"><text:span text:style-name="T4"><text:tab/><text:tab/></text:span>Path Of The Beast <text:span text:style-name="T5">(Nice weapons boosts)<text:tab/><text:tab/>NICE</text:span></text:p>
      <text:p text:style-name="P9"><text:span text:style-name="T6"><text:tab/><text:tab/></text:span>Path of the Berserker <text:span text:style-name="T7">(More attacks)<text:tab/><text:tab/><text:tab/>NICE+</text:span></text:p>
      <text:p text:style-name="P3">Bard<text:span text:style-name="T7"> (3rd</text:span><text:span text:style-name="T8">)</text:span>:</text:p>
      <text:p text:style-name="P10"><text:tab/>Expertise x2 3rd<text:tab/><text:tab/><text:tab/><text:tab/><text:tab/><text:tab/>NICE+</text:p>
      <text:p text:style-name="P11"><text:tab/><text:span text:style-name="T9">Inspirateion (+1d6)<text:tab/><text:tab/><text:tab/><text:tab/><text:tab/><text:tab/>GREAT</text:span></text:p>
      <text:p text:style-name="P3">Cleric<text:span text:style-name="T10"> (1st)</text:span>:</text:p>
      <text:p text:style-name="P12"><text:tab/>Channel Divinity 2nd<text:tab/><text:tab/><text:tab/><text:tab/><text:tab/><text:tab/>?</text:p>
      <text:p text:style-name="P12"><text:tab/><text:tab/>Death Domain<text:tab/> (Necromancy)<text:tab/><text:tab/><text:tab/>NICE+</text:p>
      <text:p text:style-name="P12"><text:tab/><text:tab/>Knowledge Domain<text:tab/><text:tab/><text:tab/><text:tab/><text:tab/>NICE</text:p>
      <text:p text:style-name="P12"><text:span text:style-name="T11"><text:tab/><text:tab/></text:span>Life Domain <text:span text:style-name="T11">(Healer Tank)<text:tab/><text:tab/><text:tab/><text:tab/>NICE+</text:span></text:p>
      <text:p text:style-name="P3">Druid<text:span text:style-name="T12"> (2nd)</text:span>:</text:p>
      <text:p text:style-name="P13"><text:tab/>Wild shape<text:tab/><text:tab/><text:tab/><text:tab/><text:tab/><text:tab/><text:tab/></text:p>
      <text:p text:style-name="P13"><text:tab/><text:tab/>Circle of the Moon<text:span text:style-name="T14"> (Wild shape specialist)<text:tab/><text:tab/>NICE</text:span><text:span text:style-name="T16">-</text:span></text:p>
      <text:p text:style-name="P14"><text:span text:style-name="T15"><text:tab/><text:tab/></text:span><text:span text:style-name="T13">Circle of the Shepherd </text:span><text:span text:style-name="T15">(Summoner)<text:tab/><text:tab/><text:tab/>NICE-</text:span></text:p>
      <text:p text:style-name="P14"><text:span text:style-name="T16"><text:tab/><text:tab/></text:span>Circle of Spores <text:span text:style-name="T16"><text:tab/><text:tab/><text:tab/><text:tab/><text:tab/>NICE+</text:span></text:p>
      <text:p text:style-name="P3">Fighter<text:span text:style-name="T17"> (3rd)</text:span>:</text:p>
      <text:p text:style-name="P15"><text:tab/>Fighting Style<text:tab/><text:tab/><text:tab/><text:tab/><text:tab/><text:tab/><text:tab/>MEH</text:p>
      <text:p text:style-name="P15"><text:tab/>Action Surge (+1 Attack) 2nd<text:tab/><text:tab/><text:tab/><text:tab/>NICE+</text:p>
      <text:p text:style-name="P15"><text:tab/>Extra Attack 5th<text:tab/><text:tab/><text:tab/><text:tab/><text:tab/><text:tab/>NICE+</text:p>
      <text:p text:style-name="P16"><text:tab/><text:tab/>Champion (Expanded crits)<text:tab/><text:tab/><text:tab/><text:tab/>NICE</text:p>
      <text:p text:style-name="P16"><text:soft-page-break/><text:span text:style-name="T19"><text:tab/><text:tab/></text:span>Psi Warrior <text:span text:style-name="T19"><text:tab/><text:tab/><text:tab/><text:tab/><text:tab/><text:tab/>NICE</text:span></text:p>
      <text:p text:style-name="P3">Monk<text:span text:style-name="T20"> (3rd)</text:span>:</text:p>
      <text:p text:style-name="P17"><text:tab/><text:span text:style-name="T21">Ki manipulation</text:span><text:span text:style-name="T22"> 2nd</text:span><text:span text:style-name="T21"><text:tab/><text:tab/><text:tab/><text:tab/><text:tab/><text:tab/>NICE+</text:span></text:p>
      <text:p text:style-name="P18"><text:tab/>Unarmored Defense<text:span text:style-name="T22"> 1st</text:span><text:tab/><text:tab/><text:tab/><text:tab/><text:tab/>NICE+</text:p>
      <text:p text:style-name="P19"><text:tab/>Extra Attack 5th<text:tab/><text:tab/><text:tab/><text:tab/><text:tab/><text:tab/>NICE+</text:p>
      <text:p text:style-name="P20"><text:tab/><text:tab/>Way of the Astral Self<text:span text:style-name="T23"> (Magic boost)<text:tab/><text:tab/><text:tab/>NICE+</text:span></text:p>
      <text:p text:style-name="P21"><text:tab/><text:tab/>Way of the Drunken Master<text:span text:style-name="T24"> (Dodges)<text:tab/><text:tab/>NICE</text:span></text:p>
      <text:p text:style-name="P3">Paladin<text:span text:style-name="T25"> (3rd)</text:span>:</text:p>
      <text:p text:style-name="P22"><text:tab/><text:span text:style-name="T18">Extra Attack 5th<text:tab/><text:tab/><text:tab/><text:tab/><text:tab/><text:tab/>NICE+</text:span></text:p>
      <text:p text:style-name="P3">Ranger<text:span text:style-name="T25"> (3rd)</text:span>:</text:p>
      <text:p text:style-name="P23"><text:tab/><text:span text:style-name="T18">Extra Attack 5th<text:tab/><text:tab/><text:tab/><text:tab/><text:tab/><text:tab/>NICE+</text:span></text:p>
      <text:p text:style-name="P3">Rogue<text:span text:style-name="T26"> (3rd)</text:span>:</text:p>
      <text:p text:style-name="P24"><text:tab/>Sneak Attack<text:tab/><text:tab/><text:tab/><text:tab/><text:tab/><text:tab/><text:tab/>NICE</text:p>
      <text:p text:style-name="P3">Sorcerer<text:span text:style-name="T26"> (1st)</text:span>:</text:p>
      <text:p text:style-name="P25"><text:tab/>Metamagic<text:tab/><text:tab/><text:tab/><text:tab/><text:tab/><text:tab/><text:tab/>NICE+</text:p>
      <text:p text:style-name="P25"><text:tab/><text:span text:style-name="T27"><text:tab/>Clockwork Soul (adv/disadv cancel)<text:tab/><text:tab/><text:tab/>NICE+</text:span></text:p>
      <text:p text:style-name="P3">Warlock<text:span text:style-name="T28"> (1st)</text:span>:</text:p>
      <text:p text:style-name="P26"><text:tab/></text:p>
      <text:p text:style-name="P3">Wizard<text:span text:style-name="T29"> (2nd)</text:span>:</text:p>
      <text:p text:style-name="P28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l" number:country="PL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0115" number:language="pl" number:country="PL" loext:transliteration-spellout="title USD" number:transliteration-language="pl" number:transliteration-country="PL">
      <number:number number:decimal-places="0" number:min-decimal-places="0" number:min-integer-digits="1"/>
    </number:number-style>
    <number:number-style style:name="N10116" number:language="pl" number:country="PL" loext:transliteration-spellout="title USD" number:transliteration-language="pl" number:transliteration-country="PL">
      <number:number number:decimal-places="2" number:min-decimal-places="2" number:min-integer-digits="1"/>
    </number:number-style>
    <number:number-style style:name="N10117" number:language="pl" number:country="PL" loext:transliteration-spellout="upper USD" number:transliteration-language="pl" number:transliteration-country="PL">
      <number:number number:decimal-places="0" number:min-decimal-places="0" number:min-integer-digits="1"/>
    </number:number-style>
    <number:number-style style:name="N10118" number:language="pl" number:country="PL" loext:transliteration-spellout="upper USD" number:transliteration-language="pl" number:transliteration-country="PL">
      <number:number number:decimal-places="2" number:min-decimal-places="2" number:min-integer-digits="1"/>
    </number:number-style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9:59:35.342000000</meta:creation-date>
    <dc:date>2023-10-20T15:23:26.591000000</dc:date>
    <meta:editing-duration>PT11H44M58S</meta:editing-duration>
    <meta:editing-cycles>43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70" meta:word-count="306" meta:character-count="1797" meta:non-whitespace-character-count="1369"/>
  </office:meta>
</office:document-meta>
</file>